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5.2929166666667cm"/>
    </style:style>
    <style:style style:name="co3" style:family="table-column">
      <style:table-column-properties fo:break-before="auto" style:column-width="8.41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" style:family="table-cell">
      <style:map style:condition="of:cell-content()!=[.B3]" style:apply-style-name="cf8" style:base-cell-address="Tabelle1.D3"/>
    </style:style>
    <style:style style:name="ce5" style:family="table-cell">
      <style:map style:condition="of:cell-content()!=[.A3]" style:apply-style-name="cf7" style:base-cell-address="Tabelle1.C3"/>
    </style:style>
    <style:style style:name="ce6" style:family="table-cell">
      <style:map style:condition="of:cell-content()!=[.A35]" style:apply-style-name="cf7" style:base-cell-address="Tabelle1.C35"/>
    </style:style>
    <style:style style:name="ce7" style:family="table-cell">
      <style:map style:condition="of:cell-content()!=[.B35]" style:apply-style-name="cf8" style:base-cell-address="Tabelle1.D3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2" table:number-rows-spanned="1" table:style-name="ce3">
            <text:p>Version 1</text:p>
          </table:table-cell>
          <table:covered-table-cell/>
          <table:table-cell office:value-type="string" table:number-columns-spanned="2" table:number-rows-spanned="1" table:style-name="ce3">
            <text:p>Version 2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style-name="ce2">
            <text:p>Method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Method2</text:p>
          </table:table-cell>
          <table:table-cell office:value-type="string" table:style-name="ce2">
            <text:p>URL3</text:p>
          </table:table-cell>
          <table:table-cell office:value-type="string" table:style-name="ce2">
            <text:p>Additional com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AttributeGroup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AttributeGrou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AttributeGroup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AttributeGroup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AttributeGroup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AttributeGroup/{id}/CanDelet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AttributeGroup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/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AttributeGroups/In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/Not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AttributeGroups/NotIn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Attribute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AttributeTyp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Attribute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Attribute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AttributeType/{id}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AttributeType/{id}/CanDelet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Type/{id}/ConvertToItemType</text:p>
          </table:table-cell>
          <table:table-cell office:value-type="string" table:style-name="ce5">
            <text:p>MOVE</text:p>
          </table:table-cell>
          <table:table-cell office:value-type="string" table:style-name="ce4">
            <text:p>AttributeType/{id}/ConvertToItemType</text:p>
          </table:table-cell>
          <table:table-cell office:value-type="string" table:style-name="ce1">
            <text:p>Not yet implemen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ItemAttribute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AttributeType/{id}/ItemAttributes/Cou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AttributeTyp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CorrespondingValuesOf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AttributeTypes/CorrespondingValuesOfType/{id}</text:p>
          </table:table-cell>
          <table:table-cell office:value-type="string" table:style-name="ce4">
            <text:p>Not yet implemen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For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AttributeTypes/ForGroup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AttributeTypes/For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ConfigurationIte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ConfigurationItem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ConfigurationItem/{id}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able/{rule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/{id}/Connectable/{ruleId}</text:p>
          </table:table-cell>
          <table:table-cell office:value-type="string" table:style-name="ce1">
            <text:p>Redundant with line 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/{id}/Connection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Low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/{id}/Connections/ToLowe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Upp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/{id}/Connections/ToUppe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/Objects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Link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ResponibleUsers</text:p>
          </table:table-cell>
          <table:table-cell office:value-type="string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POS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1">
            <text:p>Deprecate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DELETE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1">
            <text:p>Depreca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temId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/{itemId}/Ful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/Full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ConfigurationItem/Full</text:p>
          </table:table-cell>
          <table:table-cell office:value-type="string" table:style-name="ce4">
            <text:p>Not yet implemen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type/{itemType}/name/{itemNam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/type/{itemType}/name/{itemName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s</text:p>
          </table:table-cell>
          <table:table-cell office:value-type="string" table:style-name="ce1">
            <text:p>Added pag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s/{ids}</text:p>
          </table:table-cell>
          <table:table-cell office:value-type="string" table:style-name="ce1">
            <text:p>New metho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{items}/Full</text:p>
          </table:table-cell>
          <table:table-cell office:value-type="string" table:style-name="ce5">
            <text:p>GET</text:p>
          </table:table-cell>
          <table:table-cell table:style-name="ce4"/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Available/{ruleId}/{itemsToConnect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s/Available/{ruleId}/{itemsToConnect}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ByTyp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s/ByTypes/{typeIds}/Full</text:p>
          </table:table-cell>
          <table:table-cell office:value-type="string" table:style-name="ce4">
            <text:p>Changed UR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s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s/ByTypes/{typeIds}</text:p>
          </table:table-cell>
          <table:table-cell office:value-type="string" table:style-name="ce4">
            <text:p>Changed URL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ByTypeNam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/{rule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s/Connectable/{rule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AsLow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s/ConnectableAsLowerItem/item/{item}/rule/{rule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AsUpp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s/ConnectableAsUpperItem/item/{item}/rule/{rule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/{id}/Search/{search}</text:p>
          </table:table-cell>
          <table:table-cell office:value-type="string" table:style-name="ce1">
            <text:p>Not yet implemen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Full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Neighbo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/{id}/Search/Neighbor/{search}</text:p>
          </table:table-cell>
          <table:table-cell office:value-type="string" table:style-name="ce1">
            <text:p>Not yet implemen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Connectio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Connection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Connection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/upperItem/{upperItem}/connectionType/{connType}/lowerItem/{lowerItem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/upperItem/{upperItem}/connectionType/{connType}/lowerItem/{lowerItem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Ru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ConnectionRu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Rul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ConnectionRul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ConnectionRul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Rule/{id}/CanDelet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/Connection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Rule/{id}/Connections/Cou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upperItemType/{upper}/connectionType/{conn}/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Rule/upperItemType/{upper}/connectionType/{conn}/lowerItemType/{lower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Rul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Low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Rules/ForLower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Rules/ForUpper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upper}/By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Rules/ForUpperItemType/{upper}/ForLowerItemType/{lower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Rules/For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s</text:p>
          </table:table-cell>
          <table:table-cell office:value-type="string" table:style-name="ce1">
            <text:p>New for migration: added pag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ConnectionTyp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Connection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Connection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Type/{id}/CanDelet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Typ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s/AllowedDownward/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Types/AllowedDownward/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vertFileToTab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ConvertFileToTab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mportDataTable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ImportDataTable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ItemAttribut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{id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/{attributeTyp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Name/{attributeTypeNam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ItemLink</text:p>
          </table:table-cell>
          <table:table-cell office:value-type="string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ItemLink/{id}</text:p>
          </table:table-cell>
          <table:table-cell office:value-type="string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ItemTyp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ItemType/{id}/CanDelet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Lower/{lower}/ConnectionType/{connTyp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ItemTypes/ForLower/{lower}/ConnectionType/{connType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Upper/{upp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ItemTypes/ForUpper/{upper}/ConnectionType/{connType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ItemTyp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s/ByAllowed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ItemTypes/ByAllowedAttribute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MetaData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MetaDat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Proposals/{text}</text:p>
          </table:table-cell>
          <table:table-cell office:value-type="string" table:style-name="ce5">
            <text:p>GET</text:p>
          </table:table-cell>
          <table:table-cell table:style-name="ce4"/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Use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Use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User/{domain}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User/{domain}/{user}/{role}/{deleteResponsibilities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User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User/{user}/{role}/{deleteResponsibilities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/Curre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User/Curre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/Rol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User/Ro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User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POST</text:p>
          </table:table-cell>
          <table:table-cell table:style-name="ce4"/>
          <table:table-cell office:value-type="string" table:style-name="ce1">
            <text:p>AD-Opera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s/search/{searchText}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AD-Operation</text:p>
          </table:table-cell>
          <table:table-cell table:number-columns-repeated="16379"/>
        </table:table-row>
        <table:table-row table:number-rows-repeated="1048465" table:style-name="ro2">
          <table:table-cell table:number-columns-repeated="16384"/>
        </table:table-row>
      </table:table>
      <table:database-ranges>
        <table:database-range table:target-range-address="Tabelle1.A2:Tabelle1.E111" table:display-filter-buttons="true">
          <table:filter>
            <table:filter-or>
              <table:filter-condition table:field-number="4" table:value="Added paging" table:operator="="/>
              <table:filter-condition table:field-number="4" table:value="AD-Operation" table:operator="="/>
              <table:filter-condition table:field-number="4" table:value="Changed URL" table:operator="="/>
              <table:filter-condition table:field-number="4" table:value="Deprecated" table:operator="="/>
              <table:filter-condition table:field-number="4" table:value="New for migration: added paging" table:operator="="/>
              <table:filter-condition table:field-number="4" table:value="New method" table:operator="="/>
              <table:filter-condition table:field-number="4" table:value="Not yet implemented" table:operator="="/>
              <table:filter-condition table:field-number="4" table:value="0" table:operator="empty" table:data-type="number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FFE699"/>
    </style:style>
    <style:style style:name="cf2" style:family="table-cell" style:data-style-name="N0">
      <style:table-cell-properties style:vertical-align="automatic" fo:background-color="#FFF2CC"/>
    </style:style>
    <style:style style:name="cf3" style:family="table-cell" style:data-style-name="N0">
      <style:table-cell-properties fo:background-color="#FFE699"/>
    </style:style>
    <style:style style:name="cf4" style:family="table-cell" style:data-style-name="N0">
      <style:table-cell-properties fo:background-color="#FFF2CC"/>
    </style:style>
    <style:style style:name="cf5" style:family="table-cell" style:data-style-name="N0">
      <style:table-cell-properties fo:background-color="#FFE699"/>
    </style:style>
    <style:style style:name="cf6" style:family="table-cell" style:data-style-name="N0">
      <style:table-cell-properties fo:background-color="#FFF2CC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7" style:family="table-cell">
      <style:table-cell-properties fo:background-color="#FFE699"/>
      <style:text-properties fo:color="#000000" style:font-family-generic="swiss"/>
    </style:style>
    <style:style style:name="cf8" style:family="table-cell">
      <style:table-cell-properties fo:background-color="#FFF2CC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meta:initial-creator>Michael</meta:initial-creator>
    <dc:creator>Michael</dc:creator>
    <meta:creation-date>2020-08-30T16:22:06Z</meta:creation-date>
    <dc:date>2020-09-04T08:50:14Z</dc:date>
    <meta:editing-cycles>1</meta:editing-cycles>
    <meta:editing-duration>PT0S</meta:editing-duration>
  </office:meta>
</office:document-meta>
</file>